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b606" officeooo:paragraph-rsid="000fe246"/>
    </style:style>
    <style:style style:name="P2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0fe246" style:font-weight-asian="bold" style:font-weight-complex="bold"/>
    </style:style>
    <style:style style:name="P3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14b" officeooo:paragraph-rsid="0010b14b" style:font-weight-asian="bold" style:font-weight-complex="bold"/>
    </style:style>
    <style:style style:name="P4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0b2da" officeooo:paragraph-rsid="0010b2da" style:font-weight-asian="bold" style:font-weight-complex="bold"/>
    </style:style>
    <style:style style:name="P5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officeooo:paragraph-rsid="000fe246"/>
    </style:style>
    <style:style style:name="P6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0fe246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14b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0b2da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14b" officeooo:paragraph-rsid="0010b14b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0b2da" officeooo:paragraph-rsid="0010b2da" style:font-weight-asian="normal" style:font-weight-complex="normal"/>
    </style:style>
    <style:style style:name="P1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paragraph-rsid="001552e6" style:font-weight-asian="normal" style:font-weight-complex="normal"/>
    </style:style>
    <style:style style:name="P1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paragraph-rsid="0017a22d" style:font-weight-asian="bold" style:font-weight-complex="bold"/>
    </style:style>
    <style:style style:name="P13" style:family="paragraph" style:parent-style-name="Text_20_body">
      <style:paragraph-properties fo:margin-left="1.884cm" fo:margin-right="0cm" fo:line-height="115%" fo:text-align="justify" style:justify-single-word="false" fo:text-indent="0cm" style:auto-text-indent="false"/>
      <style:text-properties fo:font-size="14pt" fo:font-weight="bold" officeooo:paragraph-rsid="000fe246"/>
    </style:style>
    <style:style style:name="P14" style:family="paragraph" style:parent-style-name="Standard">
      <style:text-properties fo:font-size="14pt" fo:font-weight="bold" officeooo:rsid="00134d39" officeooo:paragraph-rsid="001552e6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normal" officeooo:rsid="00134d39" officeooo:paragraph-rsid="001552e6" style:font-weight-asian="normal" style:font-weight-complex="normal"/>
    </style:style>
    <style:style style:name="P16" style:family="paragraph" style:parent-style-name="Standard">
      <style:text-properties fo:font-size="14pt" fo:font-weight="bold" officeooo:rsid="0017a22d" officeooo:paragraph-rsid="0017a22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7a22d" officeooo:paragraph-rsid="0017a22d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67d78" officeooo:paragraph-rsid="001552e6" style:font-weight-asian="normal" style:font-weight-complex="normal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normal" officeooo:rsid="0017a22d" officeooo:paragraph-rsid="0017a22d" style:font-weight-asian="normal" style:font-weight-complex="normal"/>
    </style:style>
    <style:style style:name="P2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a22d" officeooo:paragraph-rsid="0017a22d" style:font-weight-asian="bold" style:font-weight-complex="bold"/>
    </style:style>
    <style:style style:name="P21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font-size="14pt" fo:font-weight="bold" officeooo:rsid="0017a22d" officeooo:paragraph-rsid="001923a4" style:font-weight-asian="bold" style:font-weight-complex="bold"/>
    </style:style>
    <style:style style:name="T1" style:family="text">
      <style:text-properties officeooo:rsid="0017b606"/>
    </style:style>
    <style:style style:name="T2" style:family="text">
      <style:text-properties officeooo:rsid="0010b14b"/>
    </style:style>
    <style:style style:name="T3" style:family="text">
      <style:text-properties fo:font-weight="bold" officeooo:rsid="0010b14b" style:font-weight-asian="bold" style:font-weight-complex="bold"/>
    </style:style>
    <style:style style:name="T4" style:family="text">
      <style:text-properties officeooo:rsid="0010b2da"/>
    </style:style>
    <style:style style:name="T5" style:family="text">
      <style:text-properties officeooo:rsid="0012d4b3"/>
    </style:style>
    <style:style style:name="T6" style:family="text">
      <style:text-properties officeooo:rsid="00134d39"/>
    </style:style>
    <style:style style:name="T7" style:family="text">
      <style:text-properties officeooo:rsid="0014d26d"/>
    </style:style>
    <style:style style:name="T8" style:family="text">
      <style:text-properties officeooo:rsid="00167d7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7a22d" style:font-weight-asian="normal" style:font-weight-complex="normal"/>
    </style:style>
    <style:style style:name="T11" style:family="text">
      <style:text-properties fo:font-weight="normal" officeooo:rsid="0017cfd8" style:font-weight-asian="normal" style:font-weight-complex="normal"/>
    </style:style>
    <style:style style:name="T12" style:family="text">
      <style:text-properties fo:font-weight="normal" officeooo:rsid="001923a4" style:font-weight-asian="normal" style:font-weight-complex="normal"/>
    </style:style>
    <style:style style:name="T13" style:family="text">
      <style:text-properties fo:font-weight="normal" officeooo:rsid="0019cc23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ttori</text:h>
      <text:p text:style-name="P13"/>
      <text:p text:style-name="P1">Direttore</text:p>
      <text:p text:style-name="P5">Colui che gestisce e supervisiona l’attività del<text:span text:style-name="T1">l'asilo nido</text:span>, avendo una visione globale di tutte le <text:s/>informazioni esso riguardanti. In particolare ha accesso alla gestione del personale(inserimento, modifica e cancellazione <text:span text:style-name="T1">del personale</text:span>) <text:span text:style-name="T1">e </text:span>alla gestione dei turni di lavoro.</text:p>
      <text:p text:style-name="P5"/>
      <text:p text:style-name="P2">Docente</text:p>
      <text:p text:style-name="P6"><text:span text:style-name="T1">C</text:span>olui che si occupa della formazione <text:span text:style-name="T1">e del controllo </text:span>dei bambini <text:span text:style-name="T1">e della gestione dei tirocinanti</text:span>. Ha accesso alla visione dei turni di lavoro, <text:span text:style-name="T1">alla visione dei relativi profili dei bambini.</text:span></text:p>
      <text:p text:style-name="P9"/>
      <text:p text:style-name="P7"><text:span text:style-name="T3">Genitore</text:span><text:span text:style-name="T2"> </text:span></text:p>
      <text:p text:style-name="P7"><text:span text:style-name="T2">Genitori dei bambini iscritti all'asilo nido. Non essendo dipendenti o studenti presso l'università di Fisciano non hanno diritto allo sconto sulla retta mensile. Ha</text:span><text:span text:style-name="T5">nno</text:span><text:span text:style-name="T2"> la possibilità di sottomettere i seguenti moduli : Iscrizione all'asilo – Rettifica turno – Modifica menù mensa. Attraverso il sito web p</text:span><text:span text:style-name="T5">ossono inviare </text:span><text:span text:style-name="T2">feedback e rispondere ai sondaggi messi a disposizione dall'asilo nido per migliorare i servizi offerti.</text:span></text:p>
      <text:p text:style-name="P9"/>
      <text:p text:style-name="P3">Dipendente Università/ Studente</text:p>
      <text:p text:style-name="P9">Coloro che lavorano o studiano presso l'università di Fisciano ed hanno uno o più figli iscritti all'asilo nido di Fisciano. Hanno le stesse funzioni dei genitori e possono usufruire di uno sconto fisso sulla retta mensile.</text:p>
      <text:p text:style-name="P10"/>
      <text:p text:style-name="P4">Tirocinante</text:p>
      <text:p text:style-name="P8"><text:span text:style-name="T4">Studente di Scienze </text:span><text:span text:style-name="T5">S</text:span><text:span text:style-name="T4">ociali che effettua il tirocineo presso l'università di </text:span><text:span text:style-name="T5">S</text:span><text:span text:style-name="T4">alerno. Ha accesso alla visione del proprio turno lavoro ed alle informazioni riguardati i profili dei bambini. Possiede un numero limitato di ore/lavoro e può essere affiancato ad un Docente di ruolo.</text:span></text:p>
      <text:p text:style-name="P14"/>
      <text:p text:style-name="P16"/>
      <text:p text:style-name="P17"/>
      <text:p text:style-name="P14"/>
      <text:p text:style-name="P14"><text:soft-page-break/></text:p>
      <text:p text:style-name="P15"/>
      <text:p text:style-name="P14">Ricercatore</text:p>
      <text:p text:style-name="P11"><text:span text:style-name="T7">Le funzioni messe a disposizione del ricercatore sono: d</text:span><text:span text:style-name="T6">omanda </text:span><text:span text:style-name="T8">d'</text:span><text:span text:style-name="T6">iscrizione, modifica domanda, rinuncia, controllo pagamenti personali. </text:span><text:span text:style-name="T7">Il ricercatore fa parte del personale universitario e in generale è l'utente che usufruisce dei servizi offerti dall'asilo. Non potrà,ovviamente, accedere alle informazioni di altri utenti e quindi modificarle o cancellarle. <text:s/></text:span><text:span text:style-name="T8">Verranno messi a disposizione, inoltre, dei questionari da compilare qualora l'utente non sia soddisfatto del servizio offertogli. </text:span></text:p>
      <text:p text:style-name="P18"/>
      <text:p text:style-name="P21">Impiegato asilo</text:p>
      <text:p text:style-name="P21"><text:span text:style-name="T12">E' colui che prende in gestione i moduli dei tirocinati, per un eventuale modifica delle loro attività. </text:span><text:span text:style-name="T13">Oppure come il segretario dell'asilo che è l'adetto alle modifiche del menu della mensa</text:span></text:p>
      <text:p text:style-name="P19"/>
      <text:p text:style-name="P20">Dipendente di Scienze dalla Formazione</text:p>
      <text:p text:style-name="P12"><text:span text:style-name="T10">E' colui che ci fornisce la lista dei tirocinati che prendono servizio presso l'asilo, con tutti I loro dati e le ore di servizio che debbono fare. Nel caso di eventi in particolari in cui il numero dei tirocinati a nostra disposizione è insufficiente, è colui il quele noi dobbiamo rivolg</text:span><text:span text:style-name="T11">erci per</text:span><text:span text:style-name="T10"> la richiesta </text:span><text:span text:style-name="T11">di nuovi </text:span><text:span text:style-name="T10">tirocinan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Giulio Franco</meta:initial-creator>
    <meta:creation-date>2012-10-13T01:33:37</meta:creation-date>
    <dc:date>2012-10-17T17:07:36.04</dc:date>
    <meta:editing-duration>PT3M50S</meta:editing-duration>
    <meta:editing-cycles>9</meta:editing-cycles>
    <meta:document-statistic meta:table-count="0" meta:image-count="0" meta:object-count="0" meta:page-count="2" meta:paragraph-count="17" meta:word-count="378" meta:character-count="2546" meta:non-whitespace-character-count="2181"/>
  </office:meta>
</office:document-meta>
</file>